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0000001A3B38E210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0.068cm" fo:min-width="1.28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14cm" svg:height="8.868cm" svg:x="1.635cm" svg:y="9.277cm">
          <draw:image xlink:href="Pictures/10000001000002F0000001A3B38E210F.png" xlink:type="simple" xlink:show="embed" xlink:actuate="onLoad" draw:mime-type="image/png">
            <text:p/>
          </draw:image>
        </draw:frame>
        <draw:custom-shape draw:style-name="gr2" draw:text-style-name="P2" draw:layer="layout" svg:width="2.222cm" svg:height="0.635cm" svg:x="6.08cm" svg:y="15.4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2.222cm" svg:height="0.635cm" svg:x="10.265cm" svg:y="9.9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3:03:11.545822477</meta:creation-date>
    <dc:date>2025-03-24T13:05:59.917736325</dc:date>
    <meta:editing-duration>PT2M49S</meta:editing-duration>
    <meta:editing-cycles>1</meta:editing-cycles>
    <meta:document-statistic meta:object-count="3"/>
    <meta:generator>LibreOffice/24.8.5.2$Linux_X86_64 LibreOffice_project/480$Build-2</meta:generator>
  </office:meta>
</office:document-meta>
</file>